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000000802000000C57614D15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Courier 10 Pitch" svg:font-family="'Courier 10 Pitch'" style:font-adornments="Regular" style:font-pitch="fixed"/>
    <style:font-face style:name="Saved By Zero" svg:font-family="'Saved By Zero'" style:font-pitch="variable"/>
    <style:font-face style:name="Venus Rising" svg:font-family="'Venus Rising'" style:font-pitch="variable"/>
    <style:font-face style:name="Thorndale AMT" svg:font-family="'Thorndale AMT'" style:font-family-generic="roman" style:font-pitch="variable"/>
    <style:font-face style:name="Andale Sans" svg:font-family="'Andale Sans'" style:font-family-generic="swiss" style:font-pitch="variable"/>
    <style:font-face style:name="Andale Sans1" svg:font-family="'Andale Sans'" style:font-adornments="Corsivo Grassett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3" style:family="table">
      <style:table-properties style:width="17.817cm" fo:margin-left="0cm" fo:margin-right="0.005cm" table:align="margins" style:shadow="#808080 0.18cm 0.18cm" fo:keep-with-next="auto"/>
    </style:style>
    <style:style style:name="Tabella3.A" style:family="table-column">
      <style:table-column-properties style:column-width="0.998cm" style:rel-column-width="3674*"/>
    </style:style>
    <style:style style:name="Tabella3.B" style:family="table-column">
      <style:table-column-properties style:column-width="1.374cm" style:rel-column-width="5054*"/>
    </style:style>
    <style:style style:name="Tabella3.C" style:family="table-column">
      <style:table-column-properties style:column-width="4.611cm" style:rel-column-width="16957*"/>
    </style:style>
    <style:style style:name="Tabella3.D" style:family="table-column">
      <style:table-column-properties style:column-width="1.713cm" style:rel-column-width="6301*"/>
    </style:style>
    <style:style style:name="Tabella3.E" style:family="table-column">
      <style:table-column-properties style:column-width="2.069cm" style:rel-column-width="7611*"/>
    </style:style>
    <style:style style:name="Tabella3.F" style:family="table-column">
      <style:table-column-properties style:column-width="1.279cm" style:rel-column-width="4701*"/>
    </style:style>
    <style:style style:name="Tabella3.G" style:family="table-column">
      <style:table-column-properties style:column-width="1.298cm" style:rel-column-width="4778*"/>
    </style:style>
    <style:style style:name="Tabella3.H" style:family="table-column">
      <style:table-column-properties style:column-width="2.071cm" style:rel-column-width="7617*"/>
    </style:style>
    <style:style style:name="Tabella3.I" style:family="table-column">
      <style:table-column-properties style:column-width="2.404cm" style:rel-column-width="8842*"/>
    </style:style>
    <style:style style:name="Tabella3.1" style:family="table-row">
      <style:table-row-properties style:keep-together="false" fo:keep-together="always"/>
    </style:style>
    <style:style style:name="Tabella3.A1" style:family="table-cell">
      <style:table-cell-properties fo:background-color="#bddd8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I1" style:family="table-cell">
      <style:table-cell-properties fo:background-color="#bddd8d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none" fo:border-top="none" fo:border-bottom="0.05pt solid #000000"/>
    </style:style>
    <style:style style:name="Tabella3.E3" style:family="table-cell">
      <style:table-cell-properties fo:padding="0.097cm" fo:border-left="0.05pt solid #000000" fo:border-right="none" fo:border-top="none" fo:border-bottom="0.05pt solid #000000"/>
    </style:style>
    <style:style style:name="Tabella3.F3" style:family="table-cell">
      <style:table-cell-properties fo:padding="0.097cm" fo:border-left="0.05pt solid #000000" fo:border-right="none" fo:border-top="none" fo:border-bottom="0.05pt solid #000000"/>
    </style:style>
    <style:style style:name="Tabella3.G3" style:family="table-cell">
      <style:table-cell-properties fo:padding="0.097cm" fo:border-left="0.05pt solid #000000" fo:border-right="none" fo:border-top="none" fo:border-bottom="0.05pt solid #000000"/>
    </style:style>
    <style:style style:name="Tabella3.H3" style:family="table-cell">
      <style:table-cell-properties fo:padding="0.097cm" fo:border-left="0.05pt solid #000000" fo:border-right="none" fo:border-top="none" fo:border-bottom="0.05pt solid #000000"/>
    </style:style>
    <style:style style:name="Tabella3.I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style:border-line-width-bottom="0.002cm 0.035cm 0.002cm" fo:padding="0.097cm" fo:border-left="0.05pt solid #000000" fo:border-right="0.05pt solid #000000" fo:border-top="none" fo:border-bottom="0.05pt double #000000"/>
    </style:style>
    <style:style style:name="Tabella4" style:family="table">
      <style:table-properties style:width="17.808cm" fo:margin-left="0.009cm" fo:margin-right="0.185cm" table:align="margins" fo:keep-with-next="always" style:may-break-between-rows="false"/>
    </style:style>
    <style:style style:name="Tabella4.A" style:family="table-column">
      <style:table-column-properties style:column-width="13.891cm" style:rel-column-width="51118*"/>
    </style:style>
    <style:style style:name="Tabella4.B" style:family="table-column">
      <style:table-column-properties style:column-width="1.535cm" style:rel-column-width="5647*"/>
    </style:style>
    <style:style style:name="Tabella4.C" style:family="table-column">
      <style:table-column-properties style:column-width="2.383cm" style:rel-column-width="8770*"/>
    </style:style>
    <style:style style:name="Tabella4.1" style:family="table-row">
      <style:table-row-properties style:min-row-height="0.723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padding="0.097cm" fo:border="none"/>
    </style:style>
    <style:style style:name="Tabella4.C1" style:family="table-cell">
      <style:table-cell-properties fo:background-color="#ffffcc" fo:padding="0.097cm" fo:border="0.05pt solid #000000">
        <style:background-image/>
      </style:table-cell-properties>
    </style:style>
    <style:style style:name="Tabella4.B2" style:family="table-cell">
      <style:table-cell-properties fo:padding="0.097cm" fo:border="none"/>
    </style:style>
    <style:style style:name="Tabella4.C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padding="0.097cm" fo:border="none"/>
    </style:style>
    <style:style style:name="Tabella4.A4" style:family="table-cell">
      <style:table-cell-properties fo:padding="0.097cm" fo:border="none"/>
    </style:style>
    <style:style style:name="Tabella4.B4" style:family="table-cell">
      <style:table-cell-properties fo:padding="0.097cm" fo:border="none"/>
    </style:style>
    <style:style style:name="Tabella4.C4" style:family="table-cell">
      <style:table-cell-properties fo:padding="0.097cm" fo:border="none"/>
    </style:style>
    <style:style style:name="Tabella4.A5" style:family="table-cell">
      <style:table-cell-properties fo:padding="0.097cm" fo:border="none"/>
    </style:style>
    <style:style style:name="Tabella4.B5" style:family="table-cell">
      <style:table-cell-properties fo:padding="0.097cm" fo:border="none"/>
    </style:style>
    <style:style style:name="Tabella4.A6" style:family="table-cell">
      <style:table-cell-properties fo:padding="0.097cm" fo:border="none"/>
    </style:style>
    <style:style style:name="Tabella4.B6" style:family="table-cell">
      <style:table-cell-properties fo:padding="0.097cm" fo:border="none"/>
    </style:style>
    <style:style style:name="Tabella4.C6" style:family="table-cell">
      <style:table-cell-properties fo:padding="0.097cm" fo:border="none"/>
    </style:style>
    <style:style style:name="Tabella4.A7" style:family="table-cell">
      <style:table-cell-properties fo:padding="0.097cm" fo:border="none"/>
    </style:style>
    <style:style style:name="Tabella4.B7" style:family="table-cell">
      <style:table-cell-properties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A8" style:family="table-cell">
      <style:table-cell-properties fo:padding="0.097cm" fo:border="none"/>
    </style:style>
    <style:style style:name="Tabella4.B8" style:family="table-cell">
      <style:table-cell-properties fo:padding="0.097cm" fo:border="none"/>
    </style:style>
    <style:style style:name="Tabella4.C8" style:family="table-cell">
      <style:table-cell-properties fo:padding="0.097cm" fo:border="none"/>
    </style:style>
    <style:style style:name="Tabella4.A9" style:family="table-cell">
      <style:table-cell-properties fo:padding="0.097cm" fo:border="none"/>
    </style:style>
    <style:style style:name="Tabella4.B9" style:family="table-cell">
      <style:table-cell-properties fo:padding="0.097cm" fo:border="none"/>
    </style:style>
    <style:style style:name="Tabella4.C9" style:family="table-cell">
      <style:table-cell-properties fo:background-color="#ffff99" fo:padding="0.097cm" fo:border="0.05pt solid #000000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7.964cm"/>
          <style:tab-stop style:position="9.001cm" style:type="center"/>
          <style:tab-stop style:position="18.002cm" style:type="right"/>
        </style:tab-stops>
      </style:paragraph-properties>
      <style:text-properties style:font-name="Andale Sans" fo:font-size="6pt" style:font-size-asian="6pt" style:font-size-complex="6pt"/>
    </style:style>
    <style:style style:name="P2" style:family="paragraph" style:parent-style-name="report_5f_italic_5f_notes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>
        <style:tab-stops>
          <style:tab-stop style:position="4.313cm"/>
          <style:tab-stop style:position="8.493cm"/>
        </style:tab-stops>
      </style:paragraph-properties>
    </style:style>
    <style:style style:name="P5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left="0.004cm" fo:margin-right="8.841cm" fo:text-indent="0cm" style:auto-text-indent="false"/>
    </style:style>
    <style:style style:name="P9" style:family="paragraph" style:parent-style-name="report_5f_company_5f_hdr">
      <style:paragraph-properties fo:margin-left="0.004cm" fo:margin-right="8.841cm" fo:text-indent="0cm" style:auto-text-indent="false"/>
    </style:style>
    <style:style style:name="P10" style:family="paragraph" style:parent-style-name="Standard">
      <style:paragraph-properties fo:margin-left="0.009cm" fo:margin-right="0.273cm" fo:text-align="end" style:justify-single-word="false" fo:text-indent="0cm" style:auto-text-indent="false"/>
    </style:style>
    <style:style style:name="P11" style:family="paragraph" style:parent-style-name="Standard">
      <style:paragraph-properties fo:margin-left="2.438cm" fo:margin-right="-0.023cm" fo:keep-together="always" fo:text-indent="-2.461cm" style:auto-text-indent="false" fo:keep-with-next="always">
        <style:tab-stops>
          <style:tab-stop style:position="1.005cm"/>
        </style:tab-stops>
      </style:paragraph-properties>
      <style:text-properties fo:font-size="12pt" style:font-size-asian="12pt" style:font-size-complex="12pt"/>
    </style:style>
    <style:style style:name="P12" style:family="paragraph" style:parent-style-name="Standard">
      <style:paragraph-properties fo:margin-left="7.941cm" fo:margin-right="-0.023cm" fo:text-indent="0cm" style:auto-text-indent="false"/>
    </style:style>
    <style:style style:name="P13" style:family="paragraph" style:parent-style-name="report_5f_title">
      <style:paragraph-properties fo:margin-left="7.941cm" fo:margin-right="-0.023cm" fo:text-indent="0cm" style:auto-text-indent="false"/>
    </style:style>
    <style:style style:name="P14" style:family="paragraph" style:parent-style-name="report_5f_customer_5f_hdr">
      <style:paragraph-properties fo:margin-left="7.941cm" fo:margin-right="-0.023cm" fo:text-indent="0cm" style:auto-text-indent="false"/>
    </style:style>
    <style:style style:name="P15" style:family="paragraph" style:parent-style-name="report_5f_italic_5f_notes">
      <style:text-properties fo:font-weight="bold" style:font-weight-asian="bold" style:font-weight-complex="bold"/>
    </style:style>
    <style:style style:name="P16" style:family="paragraph">
      <style:paragraph-properties fo:text-align="center"/>
    </style:style>
    <style:style style:name="T1" style:family="text">
      <style:text-properties style:font-name="Venus Rising"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8pt" fo:font-style="normal" style:font-size-asian="8pt" style:font-style-asian="normal" style:font-size-complex="8pt" style:font-style-complex="normal"/>
    </style:style>
    <style:style style:name="T5" style:family="text">
      <style:text-properties style:text-underline-style="none"/>
    </style:style>
    <style:style style:name="T6" style:family="text">
      <style:text-properties fo:font-weight="normal" style:font-weight-asian="normal" style:font-size-complex="10pt"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.15cm" fo:border="0.99pt solid #000080" style:shadow="#808080 0.18cm 0.18cm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ornice2" text:anchor-type="page" text:anchor-page-number="1" svg:x="10.799cm" svg:y="5.398cm" svg:width="7.703cm" draw:z-index="3">
        <draw:text-box fo:min-height="0.623cm">
          <text:p text:style-name="Standard"><text:span text:style-name="Ruby_20_Code">if data[:is_internal_copy]</text:span></text:p>
          <text:p text:style-name="P2"><text:span text:style-name="Ruby_20_Value">data[:label_hash][:copy_watermark]</text:span></text:p>
          <text:p text:style-name="Standard"><text:span text:style-name="Ruby_20_Code">end</text:span></text:p>
        </draw:text-box>
      </draw:frame>
      <draw:frame draw:style-name="fr2" draw:name="Cornice1" text:anchor-type="page" text:anchor-page-number="1" svg:x="10.791cm" svg:y="3.284cm" svg:width="7.701cm" svg:height="1.06cm" draw:z-index="4">
        <draw:text-box>
          <text:p text:style-name="P3"><text:span text:style-name="Ruby_20_Value">data[:label_hash][:report_title]</text:span> : <text:span text:style-name="Ruby_20_Value">options.report_title</text:span></text:p>
          <text:p text:style-name="P7"/>
        </draw:text-box>
      </draw:frame>
      <text:p text:style-name="Logo"><text:span text:style-name="Ruby_20_Code">if options.company_name =~ /FASAR Software/</text:span></text:p>
      <text:p text:style-name="Logo"><draw:frame draw:style-name="fr3" draw:name="immagini2" text:anchor-type="paragraph" svg:x="0.049cm" svg:y="0.097cm" svg:width="5.733cm" svg:height="0.748cm" draw:z-index="0"><draw:image xlink:href="Pictures/1000020000000802000000C57614D154.png" xlink:type="simple" xlink:show="embed" xlink:actuate="onLoad"/></draw:frame></text:p>
      <text:p text:style-name="Logo"/>
      <text:p text:style-name="Standard"><text:span text:style-name="Ruby_20_Code">else</text:span></text:p>
      <text:p text:style-name="Logo"><text:span text:style-name="Ruby_20_Value">options.company_name</text:span></text:p>
      <text:p text:style-name="Standard"><text:span text:style-name="Ruby_20_Code">end</text:span></text:p>
      <text:p text:style-name="P9"><text:span text:style-name="Ruby_20_Value">options.company_full_address</text:span></text:p>
      <text:p text:style-name="P9"><text:span text:style-name="Ruby_20_Value">"#{data[:label_hash][:phone_main]}: #{[options.company_phone_main, options.company_phone_hq].compact.join(' / ')}"</text:span></text:p>
      <text:p text:style-name="P9"><text:span text:style-name="Ruby_20_Value">"#{data[:label_hash][:phone_fax]}: #{options.company_phone_fax}"</text:span></text:p>
      <text:p text:style-name="P9"><text:span text:style-name="Ruby_20_Value">"#{data[:label_hash][:e_mail]}: #{options.company_e_mail}"</text:span></text:p>
      <text:p text:style-name="P9"><text:span text:style-name="Ruby_20_Value">[(options.company_tax_code ? "#{data[:label_hash][:tax_code]}: #{options.company_tax_code}" : nil),(options.company_vat_registration ? "#{data[:label_hash][:vat_registration]}: #{options.company_vat_registration}" : nil)].compact.join(' / ')</text:span></text:p>
      <text:p text:style-name="report_5f_customer_5f_hdr"><text:span text:style-name="Ruby_20_Value">data[:label_hash][:customer]</text:span></text:p>
      <text:p text:style-name="P13"><text:span text:style-name="Ruby_20_Value">options.customer_name</text:span></text:p>
      <text:p text:style-name="P12"><text:span text:style-name="Ruby_20_Value">options.customer_full_address</text:span></text:p>
      <text:p text:style-name="P12"><text:span text:style-name="Ruby_20_Value">"#{data[:label_hash][:phone_main]}: #{[ options.customer_phone_main, options.customer_phone_hq ].compact.join(' / ')}"</text:span></text:p>
      <text:p text:style-name="P12"><text:span text:style-name="Ruby_20_Value">"#{data[:label_hash][:phone_fax]}: #{options.customer_phone_fax}"</text:span></text:p>
      <text:p text:style-name="P12"><text:span text:style-name="Ruby_20_Value">"#{data[:label_hash][:e_mail]}: #{options.customer_e_mail}"</text:span></text:p>
      <text:p text:style-name="P14"><text:span text:style-name="Ruby_20_Value">[ (options.customer_tax_code ? "#{data[:label_hash][:tax_code]}: #{options.customer_tax_code}" : nil), (options.customer_vat_registration ? "#{data[:label_hash][:vat_registration]}: #{options.customer_vat_registration}" : nil) ].compact.join(' / ')</text:span></text:p>
      <text:p text:style-name="report_5f_date"><text:span text:style-name="Ruby_20_Value">data[:label_hash][:date]</text:span>:<text:tab/><text:span text:style-name="Ruby_20_Value">options.date</text:span></text:p>
      <text:p text:style-name="P11"><text:span text:style-name="Ruby_20_Value">data[:label_hash][:header_object]</text:span>:<text:tab/><text:span text:style-name="Ruby_20_Value">options.header_object</text:span></text:p>
      <text:p text:style-name="P11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header-rows>
          <table:table-row table:style-name="Tabella3.1">
            <table:table-cell table:style-name="Tabella3.A1" office:value-type="string">
              <text:p text:style-name="report_5f_data_5f_title">Q.tà</text:p>
            </table:table-cell>
            <table:table-cell table:style-name="Tabella3.A1" office:value-type="string">
              <text:p text:style-name="report_5f_data_5f_title">U.m.</text:p>
            </table:table-cell>
            <table:table-cell table:style-name="Tabella3.A1" office:value-type="string">
              <text:p text:style-name="report_5f_data_5f_title">Descrizione</text:p>
            </table:table-cell>
            <table:table-cell table:style-name="Tabella3.A1" office:value-type="string">
              <text:p text:style-name="report_5f_data_5f_title">Costo unitario</text:p>
              <text:p text:style-name="report_5f_data_5f_title">(<text:span text:style-name="Ruby_20_Value">data[:currency_short]</text:span>)</text:p>
            </table:table-cell>
            <table:table-cell table:style-name="Tabella3.A1" office:value-type="string">
              <text:p text:style-name="report_5f_data_5f_title">Imponibile</text:p>
              <text:p text:style-name="report_5f_data_5f_title">(<text:span text:style-name="Ruby_20_Value">data[:currency_short]</text:span>)</text:p>
            </table:table-cell>
            <table:table-cell table:style-name="Tabella3.A1" office:value-type="string">
              <text:p text:style-name="report_5f_data_5f_title">Sconti (%)</text:p>
            </table:table-cell>
            <table:table-cell table:style-name="Tabella3.A1" office:value-type="string">
              <text:p text:style-name="report_5f_data_5f_title">IVA (%)</text:p>
            </table:table-cell>
            <table:table-cell table:style-name="Tabella3.A1" office:value-type="string">
              <text:p text:style-name="report_5f_data_5f_title">Imposta al netto</text:p>
              <text:p text:style-name="report_5f_data_5f_title">(<text:span text:style-name="Ruby_20_Value">data[:currency_short]</text:span>)</text:p>
            </table:table-cell>
            <table:table-cell table:style-name="Tabella3.I1" office:value-type="string">
              <text:p text:style-name="report_5f_data_5f_title">Netto Imponibile</text:p>
              <text:p text:style-name="report_5f_data_5f_title">(<text:span text:style-name="Ruby_20_Value">data[:currency_short]</text:span>)</text:p>
            </table:table-cell>
          </table:table-row>
        </table:table-header-rows>
        <table:table-row table:style-name="Tabella3.1">
          <table:table-cell table:style-name="Tabella3.A2" table:number-columns-spanned="9" office:value-type="string">
            <text:p text:style-name="report_5f_data"><text:span text:style-name="Ruby_20_Code">data[:data_table].each {|r|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3.1">
          <table:table-cell table:style-name="Tabella3.A3" office:value-type="string">
            <text:p text:style-name="P6"><text:span text:style-name="Ruby_20_Value">r.round_quantity</text:span></text:p>
          </table:table-cell>
          <table:table-cell table:style-name="Tabella3.B3" office:value-type="string">
            <text:p text:style-name="Standard"><text:span text:style-name="Ruby_20_Value">r.le_invoice_row_unit</text:span></text:p>
          </table:table-cell>
          <table:table-cell table:style-name="Tabella3.C3" office:value-type="string">
            <text:p text:style-name="Standard"><text:span text:style-name="Ruby_20_Value">r.description</text:span></text:p>
          </table:table-cell>
          <table:table-cell table:style-name="Tabella3.D3" office:value-type="string">
            <text:p text:style-name="P6"><text:span text:style-name="Ruby_20_Value">r.unit_cost</text:span></text:p>
          </table:table-cell>
          <table:table-cell table:style-name="Tabella3.E3" office:value-type="string">
            <text:p text:style-name="P6"><text:span text:style-name="Ruby_20_Value">r.taxable_amount</text:span></text:p>
          </table:table-cell>
          <table:table-cell table:style-name="Tabella3.F3" office:value-type="string">
            <text:p text:style-name="P6"><text:span text:style-name="Ruby_20_Value">r.discount_percent</text:span></text:p>
          </table:table-cell>
          <table:table-cell table:style-name="Tabella3.G3" office:value-type="string">
            <text:p text:style-name="P6"><text:span text:style-name="Ruby_20_Value">r.vat_tax_percent</text:span></text:p>
          </table:table-cell>
          <table:table-cell table:style-name="Tabella3.H3" office:value-type="string">
            <text:p text:style-name="P6"><text:span text:style-name="Ruby_20_Value">r.net_tax</text:span></text:p>
          </table:table-cell>
          <table:table-cell table:style-name="Tabella3.I3" office:value-type="string">
            <text:p text:style-name="P6"><text:span text:style-name="Ruby_20_Value">r.net_amount</text:span></text:p>
          </table:table-cell>
        </table:table-row>
        <table:table-row table:style-name="Tabella3.1">
          <table:table-cell table:style-name="Tabella3.A4" table:number-columns-spanned="9" office:value-type="string">
            <text:p text:style-name="report_5f_data"><text:span text:style-name="Ruby_20_Code">} if data[:data_table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ext:soft-page-break/>
        <table:table-row table:style-name="Tabella4.1">
          <table:table-cell table:style-name="Tabella4.A1" office:value-type="string">
            <text:p text:style-name="report_5f_subtotal"><text:span text:style-name="Ruby_20_Value">data[:label_hash][:sum_cost_x_qty]</text:span>:</text:p>
          </table:table-cell>
          <table:table-cell table:style-name="Tabella4.B9" office:value-type="string">
            <text:p text:style-name="Standard"><text:span text:style-name="Ruby_20_Value"/></text:p>
          </table:table-cell>
          <table:table-cell table:style-name="Tabella4.C1" office:value-type="string">
            <text:p text:style-name="P6"><text:span text:style-name="Ruby_20_Value">data[:summary][:sum_cost_x_qty]</text:span></text:p>
          </table:table-cell>
        </table:table-row>
        <table:table-row table:style-name="Tabella4.1">
          <table:table-cell table:style-name="Tabella4.A1" office:value-type="string">
            <text:p text:style-name="report_5f_subtotal"><text:span text:style-name="Ruby_20_Value">data[:label_hash][:subtotal]</text:span>:</text:p>
          </table:table-cell>
          <table:table-cell table:style-name="Tabella4.B9" office:value-type="string">
            <text:p text:style-name="P10"><text:span text:style-name="Ruby_20_Value"><text:span text:style-name="T3"/></text:span></text:p>
          </table:table-cell>
          <table:table-cell table:style-name="Tabella4.C2" office:value-type="string">
            <text:p text:style-name="P6"><text:span text:style-name="Ruby_20_Value">data[:summary][:subtotal]</text:span></text:p>
          </table:table-cell>
        </table:table-row>
        <table:table-row>
          <table:table-cell table:style-name="Tabella4.A9" office:value-type="string">
            <text:p text:style-name="report_5f_subtotal"><text:span text:style-name="Ruby_20_Value">data[:label_hash][:social_security_cost]</text:span>:</text:p>
          </table:table-cell>
          <table:table-cell table:style-name="Tabella4.C1" office:value-type="string">
            <text:p text:style-name="P6"><text:span text:style-name="Ruby_20_Value">data[:summary][:social_security_cost]</text:span></text:p>
          </table:table-cell>
          <table:table-cell table:style-name="Tabella4.C2" office:value-type="string">
            <text:p text:style-name="P6"><text:span text:style-name="Ruby_20_Value">data[:summary][:social_security_amount]</text:span></text:p>
          </table:table-cell>
        </table:table-row>
        <table:table-row>
          <table:table-cell table:style-name="Tabella4.A9" office:value-type="string">
            <text:p text:style-name="report_5f_subtotal"><text:span text:style-name="Ruby_20_Value">data[:label_hash][:total_taxable_amount]</text:span>:</text:p>
          </table:table-cell>
          <table:table-cell table:style-name="Tabella4.B9" office:value-type="string">
            <text:p text:style-name="P6"/>
          </table:table-cell>
          <table:table-cell table:style-name="Tabella4.C8" office:value-type="string">
            <text:p text:style-name="P6"><text:span text:style-name="Ruby_20_Value">data[:summary][:total_taxable_amount]</text:span></text:p>
          </table:table-cell>
        </table:table-row>
        <table:table-row>
          <table:table-cell table:style-name="Tabella4.A9" office:value-type="string">
            <text:p text:style-name="report_5f_subtotal"><text:span text:style-name="Ruby_20_Value">data[:label_hash][:total_tax]</text:span>:</text:p>
          </table:table-cell>
          <table:table-cell table:style-name="Tabella4.B9" office:value-type="string">
            <text:p text:style-name="P6"/>
          </table:table-cell>
          <table:table-cell table:style-name="Tabella4.C1" office:value-type="string">
            <text:p text:style-name="P6"><text:span text:style-name="Ruby_20_Value">data[:summary][:total_tax]</text:span></text:p>
          </table:table-cell>
        </table:table-row>
        <table:table-row>
          <table:table-cell table:style-name="Tabella4.A9" office:value-type="string">
            <text:p text:style-name="report_5f_subtotal"><text:span text:style-name="Ruby_20_Value">data[:label_hash][:total]</text:span>:</text:p>
          </table:table-cell>
          <table:table-cell table:style-name="Tabella4.B9" office:value-type="string">
            <text:p text:style-name="P6"/>
          </table:table-cell>
          <table:table-cell table:style-name="Tabella4.C8" office:value-type="string">
            <text:p text:style-name="P5"><text:span text:style-name="Ruby_20_Value">data[:summary][:total]</text:span></text:p>
          </table:table-cell>
        </table:table-row>
        <table:table-row>
          <table:table-cell table:style-name="Tabella4.A9" office:value-type="string">
            <text:p text:style-name="report_5f_subtotal"><text:span text:style-name="Ruby_20_Value">data[:label_hash][:account_wage]</text:span>:</text:p>
          </table:table-cell>
          <table:table-cell table:style-name="Tabella4.B7" office:value-type="string">
            <text:p text:style-name="P6"><text:span text:style-name="Ruby_20_Value">data[:summary][:account_wage]</text:span></text:p>
          </table:table-cell>
          <table:table-cell table:style-name="Tabella4.C1" office:value-type="string">
            <text:p text:style-name="P6"><text:span text:style-name="Ruby_20_Value">data[:summary][:account_wage_amount]</text:span></text:p>
          </table:table-cell>
        </table:table-row>
        <table:table-row>
          <table:table-cell table:style-name="Tabella4.A9" office:value-type="string">
            <text:p text:style-name="report_5f_subtotal"><text:span text:style-name="Ruby_20_Value">data[:label_hash][:total_expenses]</text:span>:</text:p>
          </table:table-cell>
          <table:table-cell table:style-name="Tabella4.B9" office:value-type="string">
            <text:p text:style-name="P6"/>
          </table:table-cell>
          <table:table-cell table:style-name="Tabella4.C8" office:value-type="string">
            <text:p text:style-name="P6"><text:span text:style-name="Ruby_20_Value">data[:summary][:total_expenses]</text:span></text:p>
          </table:table-cell>
        </table:table-row>
        <table:table-row>
          <table:table-cell table:style-name="Tabella4.A9" office:value-type="string">
            <text:p text:style-name="report_5f_grand_5f_total"><text:span text:style-name="Ruby_20_Value">data[:label_hash][:grand_total]</text:span>:</text:p>
          </table:table-cell>
          <table:table-cell table:style-name="Tabella4.B9" office:value-type="string">
            <text:p text:style-name="P5"/>
          </table:table-cell>
          <table:table-cell table:style-name="Tabella4.C9" office:value-type="string">
            <text:p text:style-name="P5"><text:span text:style-name="Ruby_20_Value">data[:summary][:grand_total]</text:span></text:p>
          </table:table-cell>
        </table:table-row>
      </table:table>
      <text:p text:style-name="report_5f_summary_5f_title"><text:span text:style-name="Ruby_20_Value">data[:label_hash][:notes_title]</text:span><text:span text:style-name="T5">:</text:span></text:p>
      <text:p text:style-name="Standard"><text:span text:style-name="Ruby_20_Code"><text:span text:style-name="T6"/></text:span></text:p>
      <text:p text:style-name="Standard"><text:span text:style-name="Ruby_20_Code">options.notes_text.each { |txt|</text:span></text:p>
      <text:p text:style-name="Standard"><text:span text:style-name="Ruby_20_Value">txt</text:span></text:p>
      <text:p text:style-name="Standard"><text:span text:style-name="Ruby_20_Code">}</text:span></text:p>
      <text:p text:style-name="Standard"><draw:line text:anchor-type="paragraph" draw:z-index="1" draw:style-name="gr1" draw:text-style-name="P16" svg:x1="7.104cm" svg:y1="0.122cm" svg:x2="10.993cm" svg:y2="0.122cm"><text:p/></draw:line></text:p>
      <text:p text:style-name="Standard"><text:span text:style-name="Ruby_20_Code">if options.company_name =~ /FASAR Software/</text:span></text:p>
      <text:p text:style-name="P8"><draw:frame draw:style-name="fr4" draw:name="immagini1" text:anchor-type="paragraph" svg:x="0.041cm" svg:y="0.21cm" svg:width="4.21cm" svg:height="0.559cm" draw:z-index="2"><draw:image xlink:href="Pictures/1000020000000802000000C57614D154.png" xlink:type="simple" xlink:show="embed" xlink:actuate="onLoad"/></draw:frame></text:p>
      <text:p text:style-name="P8"/>
      <text:p text:style-name="Logo"><text:span text:style-name="Ruby_20_Code">else</text:span></text:p>
      <text:p text:style-name="Logo"><text:span text:style-name="Ruby_20_Value">options.company_name</text:span></text:p>
      <text:p text:style-name="Standard"><text:span text:style-name="Ruby_20_Code">end</text:span></text:p>
      <text:p text:style-name="P4"><text:span text:style-name="Ruby_20_Value">data[:label_hash][:banking_coordinates]</text:span>:<text:tab/><text:span text:style-name="Ruby_20_Value">options.bank_name</text:span></text:p>
      <text:p text:style-name="P4"><text:soft-page-break/><text:span text:style-name="Ruby_20_Value">data[:label_hash][:bank_cin_abicab]</text:span>:<text:tab/><text:span text:style-name="Ruby_20_Value">options.bank_cin_abicab</text:span> <text:span text:style-name="Ruby_20_Value">options.bank_c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"/>
    <style:font-face style:name="StarSymbol" svg:font-family="StarSymbol"/>
    <style:font-face style:name="Times" svg:font-family="Times"/>
    <style:font-face style:name="Courier 10 Pitch" svg:font-family="'Courier 10 Pitch'" style:font-adornments="Regular" style:font-pitch="fixed"/>
    <style:font-face style:name="Saved By Zero" svg:font-family="'Saved By Zero'" style:font-pitch="variable"/>
    <style:font-face style:name="Venus Rising" svg:font-family="'Venus Rising'" style:font-pitch="variable"/>
    <style:font-face style:name="Thorndale AMT" svg:font-family="'Thorndale AMT'" style:font-family-generic="roman" style:font-pitch="variable"/>
    <style:font-face style:name="Andale Sans" svg:font-family="'Andale Sans'" style:font-family-generic="swiss" style:font-pitch="variable"/>
    <style:font-face style:name="Andale Sans1" svg:font-family="'Andale Sans'" style:font-adornments="Corsivo Grassett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n" fo:country="AU" style:letter-kerning="true" style:font-name-asian="DejaVu Sans" style:font-size-asian="10.5pt" style:language-asian="it" style:country-asian="IT" style:font-name-complex="DejaVu Sans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ndale Sans" fo:font-size="10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report_5f_summary_5f_title" style:display-name="report_summary_title" style:family="paragraph" style:parent-style-name="Text_20_body">
      <style:paragraph-properties fo:margin-top="0cm" fo:margin-bottom="0cm" fo:text-align="start" style:justify-single-word="false"/>
      <style:text-properties fo:text-transform="capitalize" style:font-name="Andale Sans1" fo:font-size="10pt" fo:font-style="italic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report_5f_data_5f_title" style:display-name="report_data_title" style:family="paragraph" style:parent-style-name="Text_20_body">
      <style:paragraph-properties fo:margin-top="0cm" fo:margin-bottom="0cm" fo:text-align="center" style:justify-single-word="false"/>
      <style:text-properties style:font-name="Andale Sans" fo:font-size="8pt" fo:font-style="italic" fo:font-weight="bold" style:font-size-asian="9pt" style:font-style-asian="italic" style:font-weight-asian="normal" style:font-size-complex="9pt" style:font-style-complex="italic" style:font-weight-complex="normal"/>
    </style:style>
    <style:style style:name="report_5f_data" style:display-name="report_data" style:family="paragraph" style:parent-style-name="Text_20_body">
      <style:paragraph-properties fo:margin-top="0cm" fo:margin-bottom="0cm"/>
      <style:text-properties style:font-name="Andale Sans" fo:font-size="8pt" style:font-size-asian="9pt" style:font-size-complex="9pt"/>
    </style:style>
    <style:style style:name="report_5f_summary" style:display-name="report_summary" style:family="paragraph" style:parent-style-name="Text_20_body" style:master-page-name="">
      <style:paragraph-properties fo:margin-top="0cm" fo:margin-bottom="0cm" style:page-number="auto"/>
      <style:text-properties style:font-name="Thorndale AMT" fo:font-size="8pt" style:font-size-asian="8pt" style:font-size-complex="8pt"/>
    </style:style>
    <style:style style:name="Logo" style:family="paragraph" style:parent-style-name="Standard">
      <style:text-properties style:font-name="Saved By Zero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Logo_5f_slogan" style:display-name="Logo_slogan" style:family="paragraph" style:parent-style-name="Logo">
      <style:text-properties fo:font-size="8pt" fo:font-weight="normal" style:font-size-asian="8pt" style:font-weight-asian="normal" style:font-size-complex="8pt" style:font-weight-complex="normal"/>
    </style:style>
    <style:style style:name="report_5f_title" style:display-name="report_title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report_5f_company_5f_hdr" style:display-name="report_company_hdr" style:family="paragraph" style:parent-style-name="Standard">
      <style:text-properties style:font-name="Andale Sans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report_5f_customer_5f_hdr" style:display-name="report_customer_hdr" style:family="paragraph" style:parent-style-name="report_5f_company_5f_hdr">
      <style:paragraph-properties fo:margin-left="7.915cm" fo:margin-right="-0.023cm" fo:margin-top="0cm" fo:margin-bottom="0.3cm" fo:text-indent="0cm" style:auto-text-indent="false" fo:background-color="transparent">
        <style:tab-stops>
          <style:tab-stop style:position="7.999cm"/>
        </style:tab-stops>
        <style:background-image/>
      </style:paragraph-properties>
      <style:text-properties fo:color="#000000" fo:font-size="10pt" fo:font-style="italic" style:font-size-asian="10pt" style:font-size-complex="10pt"/>
    </style:style>
    <style:style style:name="report_5f_italic_5f_notes" style:display-name="report_italic_notes" style:family="paragraph" style:parent-style-name="Standard">
      <style:text-properties style:font-name="Andale Sans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report_5f_date" style:display-name="report_date" style:family="paragraph" style:parent-style-name="Standard">
      <style:paragraph-properties fo:margin-left="2.438cm" fo:margin-right="-0.023cm" fo:keep-together="always" fo:text-indent="-2.461cm" style:auto-text-indent="false" fo:keep-with-next="always">
        <style:tab-stops>
          <style:tab-stop style:position="1.005cm"/>
        </style:tab-stops>
      </style:paragraph-properties>
      <style:text-properties fo:font-size="12pt" style:font-size-asian="12pt" style:font-size-complex="12pt"/>
    </style:style>
    <style:style style:name="report_5f_grand_5f_total" style:display-name="report_grand_total" style:family="paragraph" style:parent-style-name="report_5f_summary_5f_title" style:master-page-name="">
      <style:paragraph-properties fo:margin-left="0.009cm" fo:margin-right="0.273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fo:font-style="normal" style:text-underline-style="none"/>
    </style:style>
    <style:style style:name="report_5f_subtotal" style:display-name="report_subtotal" style:family="paragraph" style:parent-style-name="report_5f_grand_5f_total">
      <style:text-properties fo:font-variant="normal" fo:text-transform="none" fo:font-style="normal" fo:font-weight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Definition" style:family="text"/>
    <style:style style:name="Ruby_20_Code" style:display-name="Ruby Code" style:family="text">
      <style:text-properties style:use-window-font-color="true" style:font-name="Courier 10 Pitch" fo:font-size="10pt" fo:background-color="#ff8080" style:font-size-asian="10.5pt"/>
    </style:style>
    <style:style style:name="Ruby_20_Value" style:display-name="Ruby Value" style:family="text" style:parent-style-name="Ruby_20_Code">
      <style:text-properties style:font-name="Courier 10 Pitch" fo:background-color="#ccffff" style:font-size-asian="10.5pt"/>
    </style:style>
    <style:style style:name="Ruby_20_Literal" style:display-name="Ruby Literal" style:family="text" style:parent-style-name="Ruby_20_Code">
      <style:text-properties fo:background-color="#ffff99"/>
    </style:style>
    <style:style style:name="Ruby_20_Block" style:display-name="Ruby Block" style:family="text" style:parent-style-name="Ruby_20_Literal">
      <style:text-properties fo:background-color="#99ccff"/>
    </style:style>
    <style:style style:name="Bold" style:family="text">
      <style:text-properties fo:font-weight="bold" style:font-size-asian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7.964cm"/>
          <style:tab-stop style:position="9.001cm" style:type="center"/>
          <style:tab-stop style:position="18.002cm" style:type="right"/>
        </style:tab-stops>
      </style:paragraph-properties>
      <style:text-properties style:font-name="Andale Sans" fo:font-size="6pt" style:font-size-asian="6pt" style:font-size-complex="6pt"/>
    </style:style>
    <style:style style:name="MP2" style:family="paragraph" style:parent-style-name="report_5f_italic_5f_notes">
      <style:text-properties fo:font-weight="bold" style:font-weight-asian="bold" style:font-weight-complex="bold"/>
    </style:style>
    <style:style style:name="MT1" style:family="text">
      <style:text-properties style:font-name="Venus Rising"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fo:font-style="normal" style:font-style-asian="normal" style:font-style-complex="normal"/>
    </style:style>
    <style:style style:name="MT4" style:family="text">
      <style:text-properties fo:font-size="8pt" fo:font-style="normal" style:font-size-asian="8pt" style:font-style-asian="normal" style:font-size-complex="8pt" style:font-style-complex="normal"/>
    </style:style>
    <style:style style:name="MT5" style:family="text"/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order-top="none" fo:border-bottom="0.99pt solid #000000" fo:border-left="none" fo:border-right="none" fo:padding="0.049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order-top="0.51pt solid #000000" fo:border-bottom="0.51pt solid #000000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geX5</text:span><text:span text:style-name="MT2"> Invoice form – </text:span><text:span text:style-name="MT2"><text:file-name text:display="name-and-extension">invoice_it.odt</text:file-name></text:span><text:span text:style-name="MT3"><text:tab/><text:tab/></text:span><text:span text:style-name="MT4"><text:page-number text:select-page="current">4</text:page-number></text:span><text:span text:style-name="MT4">/</text:span><text:span text:style-name="MT4"><text:page-count>4</text:page-count></text:span></text:p>
      </style:header>
      <style:footer>
        <text:p text:style-name="MP2"><text:s text:c="2"/><text:span text:style-name="Ruby_20_Value">( data[:privacy_statement].split('&lt;/b&gt;')[0] ).gsub('&lt;b&gt;','')</text:span> </text:p>
        <text:p text:style-name="report_5f_italic_5f_notes"><text:s text:c="2"/><text:span text:style-name="Ruby_20_Value">data[:privacy_statement].split('&lt;/b&gt;')[1]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1505</meta:generator>
    <dc:title>Invoice</dc:title>
    <dc:description>(p) FASAR Software 1999-2007</dc:description>
    <dc:subject>Invoice</dc:subject>
    <meta:initial-creator>david</meta:initial-creator>
    <meta:creation-date>2007-07-22T19:53:30</meta:creation-date>
    <dc:date>2012-05-04T12:50:46</dc:date>
    <meta:keyword>agex4 invoice</meta:keyword>
    <dc:language>en-AU</dc:language>
    <meta:editing-cycles>344</meta:editing-cycles>
    <meta:editing-duration>P2DT20H11M8S</meta:editing-duration>
    <dc:creator>Stefano Alloro</dc:creator>
    <meta:document-statistic meta:table-count="2" meta:image-count="2" meta:object-count="0" meta:page-count="4" meta:paragraph-count="79" meta:word-count="154" meta:character-count="2782" meta:non-whitespace-character-count="2700"/>
    <meta:user-defined meta:name="Info 1"/>
    <meta:user-defined meta:name="Info 2"/>
    <meta:user-defined meta:name="Info 3"/>
    <meta:user-defined meta:name="Info 4"/>
  </office:meta>
</office:document-meta>
</file>